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2.0285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fo:background-color="#faa61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aa61a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b272" officeooo:paragraph-rsid="001ce2c8"/>
    </style:style>
    <style:style style:name="P2" style:family="paragraph" style:parent-style-name="Standard">
      <style:text-properties officeooo:rsid="0013b272" officeooo:paragraph-rsid="0013b272"/>
    </style:style>
    <style:style style:name="P3" style:family="paragraph" style:parent-style-name="Standard">
      <style:text-properties officeooo:rsid="0014c121" officeooo:paragraph-rsid="0014c121"/>
    </style:style>
    <style:style style:name="P4" style:family="paragraph" style:parent-style-name="Standard">
      <style:text-properties officeooo:rsid="0014c121" officeooo:paragraph-rsid="0017a9d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4c121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ce2c8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officeooo:rsid="003431f8" officeooo:paragraph-rsid="003431f8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officeooo:rsid="00345a78" officeooo:paragraph-rsid="00345a78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officeooo:rsid="0014c121" officeooo:paragraph-rsid="001ce2c8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14c121" officeooo:paragraph-rsid="0014c121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officeooo:rsid="003431f8" officeooo:paragraph-rsid="003431f8"/>
    </style:style>
    <style:style style:name="P12" style:family="paragraph" style:parent-style-name="Text_20_body">
      <style:text-properties officeooo:rsid="0033c7f6" officeooo:paragraph-rsid="0033c7f6"/>
    </style:style>
    <style:style style:name="P13" style:family="paragraph" style:parent-style-name="Text_20_body">
      <style:text-properties fo:font-weight="normal" officeooo:rsid="003698ab" style:font-weight-asian="normal" style:font-weight-complex="normal"/>
    </style:style>
    <style:style style:name="P14" style:family="paragraph" style:parent-style-name="Heading">
      <style:text-properties fo:font-weight="bold" officeooo:rsid="003698ab" officeooo:paragraph-rsid="003698ab" style:font-weight-asian="bold" style:font-weight-complex="bold"/>
    </style:style>
    <style:style style:name="P15" style:family="paragraph" style:parent-style-name="Table_20_Contents">
      <style:text-properties officeooo:rsid="0033c7f6" officeooo:paragraph-rsid="0033c7f6"/>
    </style:style>
    <style:style style:name="P16" style:family="paragraph" style:parent-style-name="Table_20_Contents">
      <style:text-properties officeooo:rsid="003431f8" officeooo:paragraph-rsid="003431f8"/>
    </style:style>
    <style:style style:name="P17" style:family="paragraph" style:parent-style-name="Table_20_Contents">
      <style:text-properties officeooo:rsid="00345a78" officeooo:paragraph-rsid="00345a78"/>
    </style:style>
    <style:style style:name="P18" style:family="paragraph" style:parent-style-name="Table_20_Contents">
      <style:text-properties officeooo:rsid="00350856" officeooo:paragraph-rsid="00350856"/>
    </style:style>
    <style:style style:name="P19" style:family="paragraph" style:parent-style-name="Table_20_Contents">
      <style:text-properties officeooo:rsid="0035ff5c" officeooo:paragraph-rsid="0035ff5c"/>
    </style:style>
    <style:style style:name="P20" style:family="paragraph" style:parent-style-name="Table_20_Contents">
      <style:text-properties officeooo:rsid="003698ab" officeooo:paragraph-rsid="003698ab"/>
    </style:style>
    <style:style style:name="P21" style:family="paragraph" style:parent-style-name="Table_20_Contents">
      <style:text-properties officeooo:rsid="003a3373" officeooo:paragraph-rsid="003a3373"/>
    </style:style>
    <style:style style:name="P22" style:family="paragraph" style:parent-style-name="Table_20_Contents">
      <style:text-properties officeooo:rsid="003bb60e" officeooo:paragraph-rsid="003bb60e"/>
    </style:style>
    <style:style style:name="P23" style:family="paragraph" style:parent-style-name="Table_20_Contents">
      <style:text-properties officeooo:rsid="003ca821" officeooo:paragraph-rsid="003ca821"/>
    </style:style>
    <style:style style:name="P24" style:family="paragraph" style:parent-style-name="Standard">
      <style:text-properties officeooo:rsid="0013b272" officeooo:paragraph-rsid="001ce2c8"/>
    </style:style>
    <style:style style:name="P25" style:family="paragraph" style:parent-style-name="Standard">
      <style:text-properties officeooo:rsid="0013b272" officeooo:paragraph-rsid="0013b272"/>
    </style:style>
    <style:style style:name="P26" style:family="paragraph" style:parent-style-name="Standard">
      <style:text-properties officeooo:rsid="0014c121" officeooo:paragraph-rsid="0014c121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text-line-through-style="solid" style:text-line-through-type="single" officeooo:rsid="0014c121" officeooo:paragraph-rsid="0014c121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14c121" officeooo:paragraph-rsid="0042a216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14c121" officeooo:paragraph-rsid="0042a216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42a216"/>
    </style:style>
    <style:style style:name="P31" style:family="paragraph" style:parent-style-name="Text_20_body">
      <style:text-properties officeooo:rsid="0014c121" officeooo:paragraph-rsid="0042a216"/>
    </style:style>
    <style:style style:name="P32" style:family="paragraph" style:parent-style-name="Text_20_body">
      <style:text-properties officeooo:rsid="0045a1b5" officeooo:paragraph-rsid="0045a1b5"/>
    </style:style>
    <style:style style:name="P33" style:family="paragraph" style:parent-style-name="Text_20_body">
      <style:text-properties officeooo:paragraph-rsid="004158fe"/>
    </style:style>
    <style:style style:name="P34" style:family="paragraph" style:parent-style-name="Text_20_body">
      <style:text-properties officeooo:rsid="00465c36" officeooo:paragraph-rsid="00465c36"/>
    </style:style>
    <style:style style:name="P35" style:family="paragraph" style:parent-style-name="Text_20_body">
      <style:text-properties officeooo:rsid="00470a55" officeooo:paragraph-rsid="00470a55"/>
    </style:style>
    <style:style style:name="P36" style:family="paragraph" style:parent-style-name="Text_20_body" style:list-style-name="L5">
      <style:text-properties officeooo:rsid="00470a55" officeooo:paragraph-rsid="00470a55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470a55" officeooo:paragraph-rsid="00470a55"/>
    </style:style>
    <style:style style:name="P38" style:family="paragraph" style:parent-style-name="Text_20_body" style:list-style-name="L5">
      <style:text-properties officeooo:rsid="004931cb" officeooo:paragraph-rsid="004931cb"/>
    </style:style>
    <style:style style:name="P39" style:family="paragraph" style:parent-style-name="Text_20_body" style:list-style-name="L5">
      <style:text-properties officeooo:rsid="0049f5f4" officeooo:paragraph-rsid="0049f5f4"/>
    </style:style>
    <style:style style:name="P40" style:family="paragraph" style:parent-style-name="Text_20_body">
      <style:text-properties officeooo:rsid="0049f5f4" officeooo:paragraph-rsid="0049f5f4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rsid="0014c121" officeooo:paragraph-rsid="0042a216" style:font-size-asian="12pt" style:font-weight-asian="normal" style:font-size-complex="12pt" style:font-weight-complex="normal"/>
    </style:style>
    <style:style style:name="P42" style:family="paragraph" style:parent-style-name="Heading_20_2" style:list-style-name="Numbering_20_123">
      <style:text-properties officeooo:paragraph-rsid="003d2963"/>
    </style:style>
    <style:style style:name="P43" style:family="paragraph" style:parent-style-name="Heading_20_2" style:list-style-name="Numbering_20_123" style:master-page-name="">
      <loext:graphic-properties draw:fill="none"/>
      <style:paragraph-properties fo:margin-left="0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4a1f98" officeooo:paragraph-rsid="004a1f98"/>
    </style:style>
    <style:style style:name="P44" style:family="paragraph" style:parent-style-name="Heading_20_6">
      <style:text-properties officeooo:paragraph-rsid="004158fe"/>
    </style:style>
    <style:style style:name="P45" style:family="paragraph" style:parent-style-name="Heading_20_6">
      <style:text-properties officeooo:paragraph-rsid="0042a216"/>
    </style:style>
    <style:style style:name="P46" style:family="paragraph" style:parent-style-name="Heading_20_5">
      <style:text-properties officeooo:rsid="004158fe" officeooo:paragraph-rsid="004158fe"/>
    </style:style>
    <style:style style:name="P47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9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T1" style:family="text">
      <style:text-properties officeooo:rsid="0017a9d6"/>
    </style:style>
    <style:style style:name="T2" style:family="text">
      <style:text-properties officeooo:rsid="0017fd62"/>
    </style:style>
    <style:style style:name="T3" style:family="text">
      <style:text-properties officeooo:rsid="0018f483"/>
    </style:style>
    <style:style style:name="T4" style:family="text">
      <style:text-properties fo:font-weight="bold" officeooo:rsid="003698ab" style:font-weight-asian="bold" style:font-weight-complex="bold"/>
    </style:style>
    <style:style style:name="T5" style:family="text">
      <style:text-properties fo:font-weight="bold" officeooo:rsid="003f4081" style:font-weight-asian="bold" style:font-weight-complex="bold"/>
    </style:style>
    <style:style style:name="T6" style:family="text">
      <style:text-properties officeooo:rsid="001af0c7"/>
    </style:style>
    <style:style style:name="T7" style:family="text">
      <style:text-properties officeooo:rsid="001ce2c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4d9eb" style:font-style-asian="italic" style:font-style-complex="italic"/>
    </style:style>
    <style:style style:name="T10" style:family="text">
      <style:text-properties fo:font-style="italic" fo:font-weight="normal" officeooo:rsid="0033c7f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4de090" style:font-style-asian="italic" style:font-weight-asian="normal" style:font-style-complex="italic" style:font-weight-complex="normal"/>
    </style:style>
    <style:style style:name="T12" style:family="text">
      <style:text-properties officeooo:rsid="001f4426"/>
    </style:style>
    <style:style style:name="T13" style:family="text">
      <style:text-properties officeooo:rsid="0024d9eb"/>
    </style:style>
    <style:style style:name="T14" style:family="text">
      <style:text-properties officeooo:rsid="00277de5"/>
    </style:style>
    <style:style style:name="T15" style:family="text">
      <style:text-properties officeooo:rsid="002eb34c"/>
    </style:style>
    <style:style style:name="T16" style:family="text">
      <style:text-properties fo:font-weight="normal" officeooo:rsid="0033c7f6" style:font-weight-asian="normal" style:font-weight-complex="normal"/>
    </style:style>
    <style:style style:name="T17" style:family="text">
      <style:text-properties officeooo:rsid="00345a78"/>
    </style:style>
    <style:style style:name="T18" style:family="text">
      <style:text-properties officeooo:rsid="00382651"/>
    </style:style>
    <style:style style:name="T19" style:family="text">
      <style:text-properties officeooo:rsid="003a3373"/>
    </style:style>
    <style:style style:name="T20" style:family="text">
      <style:text-properties officeooo:rsid="003bed5d"/>
    </style:style>
    <style:style style:name="T21" style:family="text">
      <style:text-properties style:text-line-through-style="solid" style:text-line-through-type="single" officeooo:rsid="0024d9eb"/>
    </style:style>
    <style:style style:name="T22" style:family="text">
      <style:text-properties officeooo:rsid="003f4081"/>
    </style:style>
    <style:style style:name="T23" style:family="text">
      <style:text-properties officeooo:rsid="003f729e"/>
    </style:style>
    <style:style style:name="T24" style:family="text">
      <style:text-properties officeooo:rsid="0041e9ac"/>
    </style:style>
    <style:style style:name="T25" style:family="text">
      <style:text-properties officeooo:rsid="0042a216"/>
    </style:style>
    <style:style style:name="T26" style:family="text">
      <style:text-properties officeooo:rsid="00465c36"/>
    </style:style>
    <style:style style:name="T27" style:family="text">
      <style:text-properties officeooo:rsid="004be7f6"/>
    </style:style>
    <style:style style:name="T28" style:family="text">
      <style:text-properties officeooo:rsid="004de09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1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/>
      <text:p text:style-name="Title">Fleet Management System for Car-Rental <text:span text:style-name="T14">business</text:span>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_Toc576_1795200924" text:style-name="Index_20_Link" text:visited-style-name="Index_20_Link">I. Main functionalities<text:tab/>1</text:a></text:p>
          <text:p text:style-name="P47"><text:a xlink:type="simple" xlink:href="#__RefHeading___Toc590_1795200924" text:style-name="Index_20_Link" text:visited-style-name="Index_20_Link">F01 Manage and control information about the fleet of the company (Business Layer)<text:tab/>1</text:a></text:p>
          <text:p text:style-name="P49"><text:a xlink:type="simple" xlink:href="#__RefHeading___Toc592_1795200924" text:style-name="Index_20_Link" text:visited-style-name="Index_20_Link">F01.1 Add new cars in the database<text:tab/>1</text:a></text:p>
          <text:p text:style-name="P49"><text:a xlink:type="simple" xlink:href="#__RefHeading___Toc594_1795200924" text:style-name="Index_20_Link" text:visited-style-name="Index_20_Link">F01.2 Delete cars from database<text:tab/>2</text:a></text:p>
          <text:p text:style-name="P49"><text:a xlink:type="simple" xlink:href="#__RefHeading___Toc596_1795200924" text:style-name="Index_20_Link" text:visited-style-name="Index_20_Link">F01.3 Update information about cars<text:tab/>2</text:a></text:p>
          <text:p text:style-name="P49"><text:a xlink:type="simple" xlink:href="#__RefHeading___Toc598_1795200924" text:style-name="Index_20_Link" text:visited-style-name="Index_20_Link">F01.4 Book cars for clients<text:tab/>2</text:a></text:p>
          <text:p text:style-name="P49"><text:a xlink:type="simple" xlink:href="#__RefHeading___Toc600_1795200924" text:style-name="Index_20_Link" text:visited-style-name="Index_20_Link">F01.5 Schedule cars for service.<text:tab/>2</text:a></text:p>
          <text:p text:style-name="P49"><text:a xlink:type="simple" xlink:href="#__RefHeading___Toc602_1795200924" text:style-name="Index_20_Link" text:visited-style-name="Index_20_Link">F01.6 Check rental status of car.</text:a><text:a xlink:type="simple" xlink:href="#__RefHeading___Toc602_1795200924" text:style-name="Index_20_Link" text:visited-style-name="Index_20_Link"><text:tab/>2</text:a></text:p>
          <text:p text:style-name="P47"><text:a xlink:type="simple" xlink:href="#__RefHeading___Toc582_1795200924" text:style-name="Index_20_Link" text:visited-style-name="Index_20_Link">F02 Database with vehicles of the company – the fleet (Database Layer)<text:tab/>2</text:a></text:p>
          <text:p text:style-name="P49"><text:a xlink:type="simple" xlink:href="#__RefHeading___Toc605_1795200924" text:style-name="Index_20_Link" text:visited-style-name="Index_20_Link">F02.1 The database shall store all the information mentioned in F03.1 and F03.2;<text:tab/>2</text:a></text:p>
          <text:p text:style-name="P47"><text:a xlink:type="simple" xlink:href="#__RefHeading___Toc584_1795200924" text:style-name="Index_20_Link" text:visited-style-name="Index_20_Link">F03 User interface to get info about vehicles from database and update the info in the database (Presentation Layer)<text:tab/>2</text:a></text:p>
          <text:p text:style-name="P49"><text:a xlink:type="simple" xlink:href="#__RefHeading___Toc607_1795200924" text:style-name="Index_20_Link" text:visited-style-name="Index_20_Link">F03.1 A company employee should be able to do the following in the UI:<text:tab/>2</text:a></text:p>
          <text:p text:style-name="P49"><text:a xlink:type="simple" xlink:href="#__RefHeading___Toc609_1795200924" text:style-name="Index_20_Link" text:visited-style-name="Index_20_Link">F03.2 A potential client should see in the user interface:<text:tab/>2</text:a></text:p>
          <text:p text:style-name="P47"><text:a xlink:type="simple" xlink:href="#__RefHeading___Toc586_1795200924" text:style-name="Index_20_Link" text:visited-style-name="Index_20_Link">F04 F04: Usage data about each vehicle is updated by a technician after reception of it<text:tab/>3</text:a></text:p>
          <text:p text:style-name="P48"><text:a xlink:type="simple" xlink:href="#__RefHeading___Toc578_1795200924" text:style-name="Index_20_Link" text:visited-style-name="Index_20_Link">II. Classes and their properties<text:tab/>3</text:a></text:p>
        </text:index-body>
      </text:table-of-content>
      <text:p text:style-name="P2"/>
      <text:list xml:id="list1079916346" text:style-name="Numbering_20_123">
        <text:list-item>
          <text:list>
            <text:list-item>
              <text:h text:style-name="P42" text:outline-level="2"><text:bookmark-start text:name="__RefHeading___Toc576_1795200924"/><text:bookmark-start text:name="__RefNumPara__613_1795200924"/>Main functionalities<text:bookmark-end text:name="__RefHeading___Toc576_1795200924"/><text:bookmark-end text:name="__RefNumPara__613_1795200924"/></text:h>
            </text:list-item>
          </text:list>
        </text:list-item>
      </text:list>
      <text:p text:style-name="P2"/>
      <text:h text:style-name="P46" text:outline-level="5"><text:bookmark-start text:name="__RefHeading___Toc590_1795200924"/>Manage and control information about the fleet of the company <text:span text:style-name="T24">(Business Layer)</text:span><text:bookmark-end text:name="__RefHeading___Toc590_1795200924"/></text:h>
      <text:p text:style-name="P3"/>
      <text:h text:style-name="P44" text:outline-level="6"><text:bookmark-start text:name="__RefHeading___Toc592_1795200924"/>Add new cars in the database<text:bookmark-end text:name="__RefHeading___Toc592_1795200924"/></text:h>
      <text:p text:style-name="P33"/>
      <text:p text:style-name="P34">Whenever the company acquires a new car it needs to be inserted in the database. </text:p>
      <text:p text:style-name="P34">The insertion is done only by “employee” user type. </text:p>
      <text:p text:style-name="P35">The insertion is triggered by clicking on the “Add new car” button and redirects the user to a page with a form that request the following mandatory information about the care: </text:p>
      <text:list xml:id="list3656862564" text:style-name="L5">
        <text:list-item>
          <text:p text:style-name="P37">car manufacturer</text:p>
        </text:list-item>
        <text:list-item>
          <text:p text:style-name="P36">car model</text:p>
        </text:list-item>
        <text:list-item>
          <text:p text:style-name="P36">VIN</text:p>
        </text:list-item>
        <text:list-item>
          <text:p text:style-name="P38">model year</text:p>
        </text:list-item>
        <text:list-item>
          <text:p text:style-name="P38"><text:soft-page-break/>registration number</text:p>
        </text:list-item>
        <text:list-item>
          <text:p text:style-name="P38">fuel type</text:p>
        </text:list-item>
        <text:list-item>
          <text:p text:style-name="P38">fuel consumption</text:p>
        </text:list-item>
        <text:list-item>
          <text:p text:style-name="P39">trunk volume</text:p>
        </text:list-item>
        <text:list-item>
          <text:p text:style-name="P39">transmission type ( manual, automatic)</text:p>
        </text:list-item>
        <text:list-item>
          <text:p text:style-name="P39">body type</text:p>
        </text:list-item>
        <text:list-item>
          <text:p text:style-name="P39">body color</text:p>
        </text:list-item>
        <text:list-item>
          <text:p text:style-name="P39">tires type (winter, summer, all seasons) </text:p>
        </text:list-item>
      </text:list>
      <text:p text:style-name="P40"/>
      <text:h text:style-name="Heading_20_6" text:outline-level="6"><text:bookmark-start text:name="__RefHeading___Toc594_1795200924"/>Delete cars from database<text:bookmark-end text:name="__RefHeading___Toc594_1795200924"/></text:h>
      <text:h text:style-name="Heading_20_6" text:outline-level="6"><text:bookmark-start text:name="__RefHeading___Toc596_1795200924"/>Update information about cars<text:bookmark-end text:name="__RefHeading___Toc596_1795200924"/></text:h>
      <text:h text:style-name="Heading_20_6" text:outline-level="6"><text:bookmark-start text:name="__RefHeading___Toc598_1795200924"/>Book cars for clients<text:bookmark-end text:name="__RefHeading___Toc598_1795200924"/></text:h>
      <text:h text:style-name="Heading_20_6" text:outline-level="6"><text:bookmark-start text:name="__RefHeading___Toc600_1795200924"/>Schedule cars for service.<text:bookmark-end text:name="__RefHeading___Toc600_1795200924"/></text:h>
      <text:h text:style-name="Heading_20_6" text:outline-level="6"><text:bookmark-start text:name="__RefHeading___Toc602_1795200924"/>Check rental status of car.<text:span text:style-name="T8"><text:tab/></text:span><text:tab/><text:bookmark-end text:name="__RefHeading___Toc602_1795200924"/></text:h>
      <text:p text:style-name="P3"/>
      <text:h text:style-name="Heading_20_5" text:outline-level="5"><text:bookmark-start text:name="__RefHeading___Toc582_1795200924"/><text:span text:style-name="T12">Database with vehicles of the company – the fleet (Database Layer)</text:span><text:bookmark-end text:name="__RefHeading___Toc582_1795200924"/></text:h>
      <text:p text:style-name="P3"/>
      <text:h text:style-name="Heading_20_6" text:outline-level="6"><text:bookmark-start text:name="__RefHeading___Toc605_1795200924"/><text:span text:style-name="T25">The database shall store all the information mentioned in </text:span><text:span text:style-name="T25"><text:bookmark-ref text:reference-format="number-no-superior" text:ref-name="__RefHeading___Toc607_1795200924">F03.1</text:bookmark-ref></text:span><text:span text:style-name="T25"><text:s/>and </text:span><text:span text:style-name="T25"><text:bookmark-ref text:reference-format="number-no-superior" text:ref-name="__RefHeading___Toc609_1795200924">F03.2</text:bookmark-ref></text:span><text:span text:style-name="T25">;</text:span><text:bookmark-end text:name="__RefHeading___Toc605_1795200924"/></text:h>
      <text:p text:style-name="P3"/>
      <text:p text:style-name="P3">- <text:span text:style-name="T15">to check transaction processing;</text:span></text:p>
      <text:p text:style-name="P3"/>
      <text:h text:style-name="Heading_20_5" text:outline-level="5"><text:bookmark-start text:name="__RefHeading___Toc584_1795200924"/><text:span text:style-name="T7">User interface to get info about vehicles from database and update the info in the database (Presentation Layer)</text:span><text:bookmark-end text:name="__RefHeading___Toc584_1795200924"/></text:h>
      <text:p text:style-name="P3"/>
      <text:h text:style-name="P45" text:outline-level="6"><text:bookmark-start text:name="__RefHeading___Toc607_1795200924"/><text:span text:style-name="T25">A company employee should be able to do the following in the UI:</text:span><text:bookmark-end text:name="__RefHeading___Toc607_1795200924"/></text:h>
      <text:p text:style-name="P28"><text:tab/>- <text:span text:style-name="T6">all the info visible for the customer;</text:span></text:p>
      <text:p text:style-name="P30">- <text:span text:style-name="T3">last technical inspection date of the car and the next scheduled one;</text:span></text:p>
      <text:p text:style-name="P30">- <text:span text:style-name="T3">current mileage;</text:span></text:p>
      <text:p text:style-name="P30">- <text:span text:style-name="T3">rental history (by whom, when, where, for how long);</text:span></text:p>
      <text:p text:style-name="P30">- <text:span text:style-name="T3">future bookings;</text:span></text:p>
      <text:p text:style-name="P30">- <text:span text:style-name="T3">damage and repair history;</text:span></text:p>
      <text:p text:style-name="P30">- <text:span text:style-name="T6">VIN;</text:span></text:p>
      <text:p text:style-name="P31"><text:tab/>- <text:span text:style-name="T27">schedule for service;</text:span></text:p>
      <text:p text:style-name="P9"/>
      <text:h text:style-name="P45" text:outline-level="6"><text:bookmark-start text:name="__RefHeading___Toc609_1795200924"/><text:span text:style-name="T25">A potential client should see in the user interface:</text:span><text:bookmark-end text:name="__RefHeading___Toc609_1795200924"/></text:h>
      <text:p text:style-name="P30">- <text:span text:style-name="T1">a catalog of cars for rental ;</text:span></text:p>
      <text:p text:style-name="P30">- <text:span text:style-name="T1">cars should be categorized by types ( Vans, SUVs, compact class, business class etc. );</text:span></text:p>
      <text:p text:style-name="P30">- <text:span text:style-name="T1">relevant info about car for customer:</text:span></text:p>
      <text:p text:style-name="P29">- <text:span text:style-name="T1">fuel economy;</text:span></text:p>
      <text:p text:style-name="P29">- <text:span text:style-name="T1">number of seats / passengers capacity;</text:span></text:p>
      <text:p text:style-name="P29">- <text:span text:style-name="T1">trunk volume;</text:span></text:p>
      <text:p text:style-name="P29">- <text:span text:style-name="T1">manual/automatic gearbox;</text:span></text:p>
      <text:p text:style-name="P29"><text:soft-page-break/>- <text:span text:style-name="T18">fuel type (petrol, diesel, LPG, hybrid, electrical etc. )</text:span></text:p>
      <text:p text:style-name="P29">- <text:span text:style-name="T1">color;</text:span></text:p>
      <text:p text:style-name="P29">- <text:span text:style-name="T2">horse power;</text:span></text:p>
      <text:p text:style-name="P29">- <text:span text:style-name="T2">maximum speed;</text:span></text:p>
      <text:p text:style-name="P29">- <text:span text:style-name="T2">comfort (navigation, A/C, electrical windows/mirrors, radio/cd player etc.)</text:span></text:p>
      <text:p text:style-name="P41">- <text:span text:style-name="T3">safety systems (ABS, ESP, airbags, etc)</text:span></text:p>
      <text:p text:style-name="P6"/>
      <text:p text:style-name="P3"/>
      <text:h text:style-name="Heading_20_5" text:outline-level="5"><text:bookmark-start text:name="__RefHeading___Toc586_1795200924"/><text:span text:style-name="T22">Usage data about each vehicle is updated by a technician after reception of it</text:span><text:bookmark-end text:name="__RefHeading___Toc586_1795200924"/></text:h>
      <text:p text:style-name="P4"/>
      <text:p text:style-name="P4"><text:span text:style-name="T9">F04.1</text:span><text:span text:style-name="T13">: (to define) live data: mileage, </text:span><text:span text:style-name="T21">DTCs</text:span></text:p>
      <text:p text:style-name="P10"><text:span text:style-name="T9">F04.2</text:span><text:span text:style-name="T13">: </text:span><text:span text:style-name="T21">to find how to emulate a telematic box;</text:span></text:p>
      <text:p text:style-name="P27"><text:span text:style-name="T9">F04.3</text:span><text:span text:style-name="T13">: synchronization strategy between database and TBs;</text:span></text:p>
      <text:p text:style-name="P3"/>
      <text:list xml:id="list210030074533737" text:continue-list="list1079916346" text:style-name="Numbering_20_123">
        <text:list-item>
          <text:list>
            <text:list-item>
              <text:h text:style-name="P43" text:outline-level="2"><text:bookmark-start text:name="__RefHeading___Toc578_1795200924"/>Classes and their properties<text:bookmark-end text:name="__RefHeading___Toc578_1795200924"/></text:h>
            </text:list-item>
          </text:list>
        </text:list-item>
      </text:list>
      <text:p text:style-name="Heading"><text:span text:style-name="T5">Vehicle</text:span> </text:p>
      <text:p text:style-name="P32">Vehicle class is containing all the properties that are common to <text:span text:style-name="T26">vehicles</text:span>. </text:p>
      <text:p text:style-name="P12">Proper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Property name</text:p>
          </table:table-cell>
          <table:table-cell table:style-name="Table1.A1" office:value-type="string">
            <text:p text:style-name="P15">Type</text:p>
          </table:table-cell>
          <table:table-cell table:style-name="Table1.A1" office:value-type="string">
            <text:p text:style-name="P16">Values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5"><text:span text:style-name="T28">b</text:span>rand</text:p>
          </table:table-cell>
          <table:table-cell table:style-name="Table1.B2" office:value-type="string">
            <text:p text:style-name="P21">Enum</text:p>
            <text:p text:style-name="P21">CarManufacturers</text:p>
          </table:table-cell>
          <table:table-cell table:style-name="Table1.C15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5"><text:span text:style-name="T19">m</text:span>odel</text:p>
          </table:table-cell>
          <table:table-cell table:style-name="Table1.B3" office:value-type="string">
            <text:p text:style-name="P21">Enum</text:p>
            <text:p text:style-name="P21">&lt;OEM&gt;Models</text:p>
          </table:table-cell>
          <table:table-cell table:style-name="Table1.C15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5"><text:span text:style-name="T19">model</text:span>Year</text:p>
          </table:table-cell>
          <table:table-cell table:style-name="Table1.B4" office:value-type="string">
            <text:p text:style-name="P15">Integer</text:p>
          </table:table-cell>
          <table:table-cell table:style-name="Table1.C15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6"><text:span text:style-name="T28">f</text:span>uel</text:p>
          </table:table-cell>
          <table:table-cell table:style-name="Table1.B5" office:value-type="string">
            <text:p text:style-name="P16"><text:span text:style-name="T23">E</text:span>num</text:p>
          </table:table-cell>
          <table:table-cell table:style-name="Table1.C15" office:value-type="string">
            <text:p text:style-name="P16">1. Petrol </text:p>
            <text:p text:style-name="P16">2. Diesel</text:p>
            <text:p text:style-name="P16">3. Hybrid</text:p>
            <text:p text:style-name="P7">3.1 Petrol + LPG</text:p>
            <text:p text:style-name="P7">3.2 Petrol + electric</text:p>
            <text:p text:style-name="P8">3.3 Petrol + LPG + el</text:p>
            <text:p text:style-name="P7">3.<text:span text:style-name="T17">4</text:span> Diesel + electric</text:p>
            <text:p text:style-name="P11">4. Electric</text:p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7">NoOfSeats</text:p>
          </table:table-cell>
          <table:table-cell table:style-name="Table1.B6" office:value-type="string">
            <text:p text:style-name="P17"><text:span text:style-name="T23">E</text:span>num</text:p>
          </table:table-cell>
          <table:table-cell table:style-name="Table1.C15" office:value-type="string">
            <text:p text:style-name="P17">1. 1 + 1</text:p>
            <text:p text:style-name="P17">2. 1 + 3</text:p>
            <text:p text:style-name="P17">3. 1 + 4</text:p>
            <text:p text:style-name="P17">4. 1 + 7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8">HP</text:p>
          </table:table-cell>
          <table:table-cell table:style-name="Table1.B7" office:value-type="string">
            <text:p text:style-name="P18">Integer</text:p>
          </table:table-cell>
          <table:table-cell table:style-name="Table1.C15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8">MaxSpeed</text:p>
          </table:table-cell>
          <table:table-cell table:style-name="Table1.B8" office:value-type="string">
            <text:p text:style-name="P18">Integer</text:p>
          </table:table-cell>
          <table:table-cell table:style-name="Table1.C15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8">FuelConsumption</text:p>
          </table:table-cell>
          <table:table-cell table:style-name="Table1.B9" office:value-type="string">
            <text:p text:style-name="P22">(aggregation )</text:p>
            <text:p text:style-name="P18">enum <text:span text:style-name="T20">and int</text:span> </text:p>
          </table:table-cell>
          <table:table-cell table:style-name="Table1.C15" office:value-type="string">
            <text:p text:style-name="P18">1. urban</text:p>
            <text:p text:style-name="P18">2. mixed</text:p>
            <text:p text:style-name="P18"><text:soft-page-break/>3. extraurban</text:p>
          </table:table-cell>
          <table:table-cell table:style-name="Table1.D9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9">TrunkVolume</text:p>
          </table:table-cell>
          <table:table-cell table:style-name="Table1.B10" office:value-type="string">
            <text:p text:style-name="P19">Integer</text:p>
          </table:table-cell>
          <table:table-cell table:style-name="Table1.C15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0">VIN</text:p>
          </table:table-cell>
          <table:table-cell table:style-name="Table1.B11" office:value-type="string">
            <text:p text:style-name="P20">String</text:p>
          </table:table-cell>
          <table:table-cell table:style-name="Table1.C15" office:value-type="string">
            <text:p text:style-name="Table_20_Contents"/>
          </table:table-cell>
          <table:table-cell table:style-name="Table1.D1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3">License plate</text:p>
          </table:table-cell>
          <table:table-cell table:style-name="Table1.B12" office:value-type="string">
            <text:p text:style-name="P23">String</text:p>
          </table:table-cell>
          <table:table-cell table:style-name="Table1.C15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</table:table-row>
      </table:table>
      <text:p text:style-name="Heading"><text:span text:style-name="T10">Table II.1: Properties of </text:span><text:span text:style-name="T11">Vehicle</text:span><text:span text:style-name="T10"> Class</text:span><text:span text:style-name="T16"><text:line-break/><text:line-break/></text:span><text:span text:style-name="T4">Employee</text:span></text:p>
      <text:p text:style-name="P13"/>
      <text:p text:style-name="P14">Client</text:p>
      <text:p text:style-name="P3"/>
      <text:p text:style-name="P5"/>
      <text:h text:style-name="P45" text:outline-level="6" text:is-list-header="true"><text:bookmark-start text:name="__RefHeading___Toc611_1795200924"/><text:bookmark-end text:name="__RefHeading___Toc611_17952009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0598in" fo:margin-right="0in" fo:margin-top="0.0417in" fo:margin-bottom="0.0417in" loext:contextual-spacing="false" fo:text-indent="0in" style:auto-text-indent="false"/>
      <style:text-properties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3b272" officeooo:paragraph-rsid="001ce2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IIT Final Project Ideas</text:p>
      </style:header>
      <style:footer>
        <text:p text:style-name="Footer"><text:tab/><text:tab/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20:25:21.678919856</meta:creation-date>
    <dc:date>2020-11-16T21:00:29.419675314</dc:date>
    <meta:editing-duration>PT4H17M56S</meta:editing-duration>
    <meta:editing-cycles>59</meta:editing-cycles>
    <meta:generator>LibreOffice/6.0.7.3$Linux_X86_64 LibreOffice_project/00m0$Build-3</meta:generator>
    <meta:document-statistic meta:table-count="1" meta:image-count="0" meta:object-count="0" meta:page-count="4" meta:paragraph-count="123" meta:word-count="659" meta:character-count="3695" meta:non-whitespace-character-count="3167"/>
  </office:meta>
</office:document-meta>
</file>